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5cc" officeooo:paragraph-rsid="000ee5cc"/>
    </style:style>
    <style:style style:name="P2" style:family="paragraph" style:parent-style-name="Standard">
      <style:paragraph-properties fo:text-align="center" style:justify-single-word="false"/>
      <style:text-properties officeooo:rsid="000ee5cc" officeooo:paragraph-rsid="00155b86"/>
    </style:style>
    <style:style style:name="P3" style:family="paragraph" style:parent-style-name="Standard">
      <style:text-properties officeooo:rsid="001a98f0" officeooo:paragraph-rsid="00155b86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98f0" officeooo:paragraph-rsid="00155b86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98f0" officeooo:paragraph-rsid="00155b8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4c60" officeooo:paragraph-rsid="00184c60" style:font-weight-asian="bold" style:font-weight-complex="bold"/>
    </style:style>
    <style:style style:name="P7" style:family="paragraph" style:parent-style-name="Standard">
      <style:text-properties fo:font-weight="bold" officeooo:rsid="00184c60" officeooo:paragraph-rsid="00184c60" style:font-weight-asian="bold" style:font-weight-complex="bold"/>
    </style:style>
    <style:style style:name="P8" style:family="paragraph" style:parent-style-name="Standard">
      <style:text-properties fo:font-weight="bold" officeooo:rsid="000ee5cc" officeooo:paragraph-rsid="000ee5c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9c093" officeooo:paragraph-rsid="0019c093"/>
    </style:style>
    <style:style style:name="P10" style:family="paragraph" style:parent-style-name="Standard">
      <style:paragraph-properties fo:text-align="center" style:justify-single-word="false" fo:break-before="page"/>
      <style:text-properties officeooo:rsid="000ee5cc" officeooo:paragraph-rsid="00155b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98f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span text:style-name="T2">user_group.permission</text:span></text:p>
      <text:p text:style-name="P9"><text:span text:style-name="T2">R</text:span><text:span text:style-name="T1">ole : Adm001</text:span></text:p>
      <text:p text:style-name="P6">A. Before</text:p>
      <text:p text:style-name="P3">{"assets": {"data": {"assets-data": {"data": {"assets-data-assets": {"name": "Assets","rule": [1,3,3,3,3,3],"rule-view": 1},"assets-data-assets-type": {"name": "Assets Type","rule": [1,3,3,3,3,3],"rule-view": 1}},"name": "Data","rule-view": 1}},"name": "Assets","rule-view": 1},"dashboard": {"name": "Dashboard","rule-view": 1},"livemap": {"name": "Live Map","rule-view": 1},"logistic": {"data": {"logistic-activities": {"data": {"logistic-activities-alert": {"name": "Alert","rule": [1,3,3,3,3,3],"rule-view": 1},"logistic-activities-delivery-route": {"name": "Delivery Route","rule": [1,3,3,3,3,3],"rule-view": 1},"logistic-activities-packing-slip": {"name": "Packing Slip","rule": [1,3,3,3,3,3],"rule-view": 1},"logistic-activities-permission": {"name": "Permission","rule": [1,3,3,3,3,3],"rule-view": 1}},"name": "Activities","rule-view": 1},"logistic-dashboard": {"name": "Dashboard","rule-view": 1},"logistic-data": {"data": {"logistic-data-crew": {"name": "Crew","rule": [1,3,3,3,3,3],"rule-view": 1},"logistic-data-delivery-cycle": {"name": "Delivery Cycle","rule": [1,3,3,3,3,3],"rule-view": 1}},"name": "Data","rule-view": 1},"logistic-report": {"data": {"logistic-report-alert": {"name": "Alert","rule": [1,3,3,3,3,3],"rule-view": 1},"logistic-report-customer-delivery": {"name": "Customer Delivery","rule": [1,3,3,3,3,3],"rule-view": 1},"logistic-report-delivery-plan": {"name": "Delivery Plan","rule": [1,3,3,3,3,3],"rule-view": 1},"logistic-report-packing-slip": {"name": "Packing Slip","rule": [1,3,3,3,3,3],"rule-view": 1},"logistic-report-performance": {"name": "Performance","rule": [1,3,3,3,3,3],"rule-view": 1},"logistic-report-permission": {"name": "Permission","rule": [1,3,3,3,3,3],"rule-view": 1}},"name": "Report","rule-view": 1}},"name": "Logistic","rule-view": 1},"sales": {"data": {"sales-activities": {"data": {"sales-activities-alert": {"name": "Alert","rule": [1,3,3,3,3,3],"rule-view": 1},"sales-activities-invoice": {"name": "Invoice","rule": [1,3,3,3,3,3],"rule-view": 1},"sales-activities-payment": {"name": "Payment","rule": [1,3,3,3,3,3],"rule-view": 1},"sales-activities-permission": {"name": "Permission","rule": [1,0,0,0,3,3],"rule-view": 1},"sales-activities-request-order": {"name": "Request Order","rule": [1,3,3,3,3,3],"rule-view": 1},"sales-activities-sales-order": {"name": "Sales Order","rule": [1,3,3,3,3,3],"rule-view": 1},"sales-activities-visit-plan": {"name": "Visit Plan","rule": [1,3,3,3,3,3],"rule-view": 1}},"name": "Activities","rule-view": 1},"sales-dashboard": {"name": "Dashboard","rule-view": 1},"sales-data": {"data": {"sales-data-representative": {"name": "Sales Rep.","rule": [1,3,3,3,3,3],"rule-view": 1},"sales-data-visit-cycle": {"name": "Visit Cycle","rule": [1,3,3,3,3,3],"rule-view": 1}},"name": "Data","rule-view": 1},"sales-report": {"data": {"sales-report-alert": {"name": "Alert","rule": [1,3,3,3,3,3],"rule-view": 1},"sales-report-customer-visit": {"name": "Customer Visit","rule": [1,3,3,3,3,3],"rule-view": 1},"sales-report-invoice": {"name": "Invoice","rule": [1,3,3,3,3,3],"rule-view": 1},"sales-report-order-sales": {"name": "Request Order","rule": [1,3,3,3,3,3],"rule-view": 1},"sales-report-payment": {"name": "Payment","rule": [1,3,3,3,3,3],"rule-view": 1},"sales-report-performance": {"name": "Performance","rule": [1,3,3,3,3,3],"rule-view": 1},"sales-report-permission": {"name": "Alert","rule": [1,3,3,3,3,3],"rule-view": 1},"sales-report-sales-order": {"name": "Sales Order","rule": [1,3,3,3,3,3],"rule-view": 1},"sales-report-visit-eye-history": {"name": "Customer Visit","rule": [1,3,3,3,3,3],"rule-view": 1},"sales-report-visit-plan": {"name": "Visit Plan","rule": [1,3,3,3,3,3],"rule-view": 1}},"name": "Report","rule-view": 1}},"name": "Sales","rule-view": 1},"collector": {"data": {"collector-activities": {"data": {"collector-activities-alert": {"name": "Alert","rule": [1,3,3,3,3,3],"rule-view": 1},"collector-activities-invoice": {"name": "Invoice","rule": [1,3,3,3,3,3],"rule-view": 1},"collector-activities-payment": {"name": "Payment","rule": [1,3,3,3,3,3],"rule-view": 1},"collector-activities-permission": {"name": "Permission","rule": [1,0,0,0,3,3],"rule-view": 1},"collector-activities-request-order": {"name": "Request Order","rule": [1,3,3,3,3,3],"rule-view": 1},"collector-activities-sales-order": {"name": "Sales Order","rule": [1,3,3,3,3,3],"rule-view": 1},"collector-activities-visit-plan": {"name": "Visit Plan","rule": [1,3,3,3,3,3],"rule-view": 1}},"name": "Activities","rule-view": 1},"collector-dashboard": {"name": "Dashboard","rule-view": 1},"collector-data": {"data": {"collector-data-representative": {"name": "Collector","rule": [1,3,3,3,3,3],"rule-view": 1},"collector-data-visit-<text:soft-page-break/>cycle": {"name": "Visit Cycle","rule": [1,3,3,3,3,3],"rule-view": 1}},"name": "Data","rule-view": 1},"collector-report": {"data": {"collector-report-alert": {"name": "Alert","rule": [1,3,3,3,3,3],"rule-view": 1},"collector-report-customer-visit": {"name": "Customer Visit","rule": [1,3,3,3,3,3],"rule-view": 1},"collector-report-invoice": {"name": "Invoice","rule": [1,3,3,3,3,3],"rule-view": 1},"collector-report-order-sales": {"name": "Request Order","rule": [1,3,3,3,3,3],"rule-view": 1},"collector-report-payment": {"name": "Payment","rule": [1,3,3,3,3,3],"rule-view": 1},"collector-report-performance": {"name": "Performance","rule": [1,3,3,3,3,3],"rule-view": 1},"collector-report-permission": {"name": "Alert","rule": [1,3,3,3,3,3],"rule-view": 1},"collector-report-sales-order": {"name": "Sales Order","rule": [1,3,3,3,3,3],"rule-view": 1},"collector-report-visit-eye-history": {"name": "Customer Visit","rule": [1,3,3,3,3,3],"rule-view": 1},"collector-report-visit-plan": {"name": "Visit Plan","rule": [1,3,3,3,3,3],"rule-view": 1}},"name": "Report","rule-view": 1}},"name": "Collector","rule-view": 1},"setting": {"data": {"setting-config": {"data": {"setting-config-area": {"name": "Area","rule": [1,3,3,3,3,3],"rule-view": 1},"setting-config-general": {"name": "General","rule": [1,3,3,3,3,3],"rule-view": 1}},"name": "Configurations","rule-view": 1},"setting-data": {"data": {"setting-data-branches": {"name": "Branches","rule": [1,3,3,3,3,3],"rule-view": 1},"setting-data-company-info": {"name": "Company Information","rule": [1,3,3,3,3,3],"rule-view": 1},"setting-data-customers": {"name": "Customers","rule": [1,3,3,3,3,3],"rule-view": 1},"setting-data-division": {"name": "Divisions","rule": [1,3,3,3,3,3],"rule-view": 1}},"name": "Data","rule-view": 1},"setting-notif": {"data": {"setting-notif-asset": {"name": "Asset","rule": [1,3,3,3,3,3],"rule-view": 1},"setting-notif-logistic": {"name": "Logistic","rule": [1,3,3,3,3,3],"rule-view": 1},"setting-notif-routing": {"name": "Routing","rule": [1,3,3,3,3,3],"rule-view": 1},"setting-notif-sales": {"name": "Sales","rule": [1,3,3,3,3,3],"rule-view": 1}},"name": "Notification","rule-view": 1},"setting-user": {"data": {"setting-user-admin": {"name": "Administrators Profile","rule": [1,3,3,3,3,3],"rule-view": 1},"setting-user-group": {"name": "User Groups","rule": [1,3,3,3,3,3],"rule-view": 1},"setting-user-user": {"name": "User","rule": [1,3,3,3,3,3],"rule-view": 1}},"name": "User","rule-view": 1}},"name": "Setting","rule-view": 1}}</text:p>
      <text:p text:style-name="P3"/>
      <text:p text:style-name="P8">B. After</text:p>
      <text:p text:style-name="P1">{"assets": {"data": {"assets-data": {"data": {"assets-data-assets": {"name": "Assets","rule": [1,3,3,3,3,3],"rule-view": 1},"assets-data-assets-type": {"name": "Assets Type","rule": [1,3,3,3,3,3],"rule-view": 1}},"name": "Data","rule-view": 1}},"name": "Assets","rule-view": 1},"dashboard": {"name": "Dashboard","rule-view": 1},"livemap": {"name": "Live Map","rule-view": 1},"logistic": {"data": {"logistic-activities": {"data": {"logistic-activities-alert": {"name": "Alert","rule": [1,3,3,3,3,3],"rule-view": 1},"logistic-activities-delivery-route": {"name": "Delivery Route","rule": [1,3,3,3,3,3],"rule-view": 1},"logistic-activities-packing-slip": {"name": "Packing Slip","rule": [1,3,3,3,3,3],"rule-view": 1},"logistic-activities-permission": {"name": "Permission","rule": [1,3,3,3,3,3],"rule-view": 1}},"name": "Activities","rule-view": 1},"logistic-dashboard": {"name": "Dashboard","rule-view": 1},"logistic-data": {"data": {"logistic-data-crew": {"name": "Crew","rule": [1,3,3,3,3,3],"rule-view": 1},"logistic-data-delivery-cycle": {"name": "Delivery Cycle","rule": [1,3,3,3,3,3],"rule-view": 1}},"name": "Data","rule-view": 1},"logistic-report": {"data": {"logistic-report-alert": {"name": "Alert","rule": [1,3,3,3,3,3],"rule-view": 1},"logistic-report-customer-delivery": {"name": "Customer Delivery","rule": [1,3,3,3,3,3],"rule-view": 1},"logistic-report-delivery-plan": {"name": "Delivery Plan","rule": [1,3,3,3,3,3],"rule-view": 1},"logistic-report-packing-slip": {"name": "Packing Slip","rule": [1,3,3,3,3,3],"rule-view": 1},"logistic-report-performance": {"name": "Performance","rule": [1,3,3,3,3,3],"rule-view": 1},"logistic-report-permission": {"name": "Permission","rule": [1,3,3,3,3,3],"rule-view": 1}},"name": "Report","rule-view": 1}},"name": "Logistic","rule-view": 1},"sales": {"data": {"sales-activities": {"data": {"sales-activities-alert": {"name": "Alert","rule": [1,3,3,3,3,3],"rule-view": 1},"sales-activities-invoice": {"name": "Invoice","rule": [1,3,3,3,3,3],"rule-view": 1},"sales-activities-payment": {"name": "Payment","rule": [1,3,3,3,3,3],"rule-view": 1},"sales-activities-permission": {"name": "Permission","rule": [1,0,0,0,3,3],"rule-view": 1},"sales-activities-request-<text:soft-page-break/>order": {"name": "Request Order","rule": [1,3,3,3,3,3],"rule-view": 1},"sales-activities-sales-order": {"name": "Sales Order","rule": [1,3,3,3,3,3],"rule-view": 1},"sales-activities-visit-plan": {"name": "Visit Plan","rule": [1,3,3,3,3,3],"rule-view": 1}},"name": "Activities","rule-view": 1},"sales-dashboard": {"name": "Dashboard","rule-view": 1},"sales-data": {"data": {"sales-data-representative": {"name": "Sales Rep.","rule": [1,3,3,3,3,3],"rule-view": 1},"sales-data-visit-cycle": {"name": "Visit Cycle","rule": [1,3,3,3,3,3],"rule-view": 1}},"name": "Data","rule-view": 1},"sales-report": {"data": {"sales-report-alert": {"name": "Alert","rule": [1,3,3,3,3,3],"rule-view": 1},"sales-report-customer-visit": {"name": "Customer Visit","rule": [1,3,3,3,3,3],"rule-view": 1},"sales-report-invoice": {"name": "Invoice","rule": [1,3,3,3,3,3],"rule-view": 1},"sales-report-order-sales": {"name": "Request Order","rule": [1,3,3,3,3,3],"rule-view": 1},"sales-report-payment": {"name": "Payment","rule": [1,3,3,3,3,3],"rule-view": 1},"sales-report-performance": {"name": "Performance","rule": [1,3,3,3,3,3],"rule-view": 1},"sales-report-permission": {"name": "Alert","rule": [1,3,3,3,3,3],"rule-view": 1},"sales-report-sales-order": {"name": "Sales Order","rule": [1,3,3,3,3,3],"rule-view": 1},"sales-report-visit-eye-history": {"name": "Customer Visit","rule": [1,3,3,3,3,3],"rule-view": 1},"sales-report-visit-plan": {"name": "Visit Plan","rule": [1,3,3,3,3,3],"rule-view": 1}},"name": "Report","rule-view": 1}},"name": "Sales","rule-view": 1},"collector": {"data": {"collector-activities": {"data": {"collector-activities-alert": {"name": "Alert","rule": [1,3,3,3,3,3],"rule-view": 1},"collector-activities-invoice": {"name": "Invoice","rule": [1,3,3,3,3,3],"rule-view": 1},"collector-activities-payment": {"name": "Payment","rule": [1,3,3,3,3,3],"rule-view": 1},"collector-activities-permission": {"name": "Permission","rule": [1,0,0,0,3,3],"rule-view": 1},"collector-activities-request-order": {"name": "Request Order","rule": [1,3,3,3,3,3],"rule-view": 1},"collector-activities-sales-order": {"name": "Sales Order","rule": [1,3,3,3,3,3],"rule-view": 1},"collector-activities-visit-plan": {"name": "Visit Plan","rule": [1,3,3,3,3,3],"rule-view": 1}},"name": "Activities","rule-view": 1},"collector-dashboard": {"name": "Dashboard","rule-view": 1},"collector-data": {"data": {"collector-data-representative": {"name": "Collector","rule": [1,3,3,3,3,3],"rule-view": 1},"collector-data-visit-cycle": {"name": "Visit Cycle","rule": [1,3,3,3,3,3],"rule-view": 1}},"name": "Data","rule-view": 1},"collector-report": {"data": {"collector-report-alert": {"name": "Alert","rule": [1,3,3,3,3,3],"rule-view": 1},"collector-report-customer-visit": {"name": "Customer Visit","rule": [1,3,3,3,3,3],"rule-view": 1},"collector-report-invoice": {"name": "Invoice","rule": [1,3,3,3,3,3],"rule-view": 1},"collector-report-order-sales": {"name": "Request Order","rule": [1,3,3,3,3,3],"rule-view": 1},"collector-report-payment": {"name": "Payment","rule": [1,3,3,3,3,3],"rule-view": 1},"collector-report-performance": {"name": "Performance","rule": [1,3,3,3,3,3],"rule-view": 1},"collector-report-permission": {"name": "Alert","rule": [1,3,3,3,3,3],"rule-view": 1},"collector-report-sales-order": {"name": "Sales Order","rule": [1,3,3,3,3,3],"rule-view": 1},"collector-report-visit-eye-history": {"name": "Customer Visit","rule": [1,3,3,3,3,3],"rule-view": 1},"collector-report-visit-plan": {"name": "Visit Plan","rule": [1,3,3,3,3,3],"rule-view": 1}},"name": "Report","rule-view": 1}},"name": "Collector","rule-view": 1},"setting": {"data": {"setting-config": {"data": {"setting-config-area": {"name": "Area","rule": [1,3,3,3,3,3],"rule-view": 1},"setting-config-general": {"name": "General","rule": [1,3,3,3,3,3],"rule-view": 1}},"name": "Configurations","rule-view": 1},"setting-data": {"data": {"setting-data-branches": {"name": "Branches","rule": [1,3,3,3,3,3],"rule-view": 1},"setting-data-company-info": {"name": "Company Information","rule": [1,3,3,3,3,3],"rule-view": 1},"setting-data-customers": {"name": "Customers","rule": [1,3,3,3,3,3],"rule-view": 1},"setting-data-division": {"name": "Divisions","rule": [1,3,3,3,3,3],"rule-view": 1}},"name": "Data","rule-view": 1},"setting-notif": {"data": {"setting-notif-asset": {"name": "Asset","rule": [1,3,3,3,3,3],"rule-view": 1},"setting-notif-logistic": {"name": "Logistic","rule": [1,3,3,3,3,3],"rule-view": 1},"setting-notif-routing": {"name": "Routing","rule": [1,3,3,3,3,3],"rule-view": 1},"setting-notif-sales": {"name": "Sales","rule": [1,3,3,3,3,3],"rule-view": 1}},"name": "Notification","rule-view": 1},"setting-user": {"data": {"setting-user-admin": {"name": "Administrators Profile","rule": [1,3,3,3,3,3],"rule-view": 1},"setting-user-group": {"name": "User Groups","rule": [1,3,3,3,3,3],"rule-view": 1},"setting-user-user": {"name": "User","rule": [1,3,3,3,3,3],"rule-view": 1}},"name": "User","rule-view": 1}},"name": <text:soft-page-break/>"Setting","rule-view": 1},"absences": {"data":{"absences-data":{"data":{"absences-data-daily":{"name": "Daily Absence","rule": [1,3,3,3,3,3],"rule-view":1}},"name": "Data","rule-view":1}},"name": "Absences","rule-view": 1}}</text:p>
      <text:p text:style-name="P10">2. <text:span text:style-name="T2">users.permission</text:span></text:p>
      <text:p text:style-name="P5"/>
      <text:p text:style-name="P9"><text:span text:style-name="T2">R</text:span><text:span text:style-name="T1">ole : Adm0001</text:span></text:p>
      <text:p text:style-name="P7">A. Before</text:p>
      <text:p text:style-name="P5"/>
      <text:p text:style-name="P4">{"sales": {"data": {"sales-data": {"data": {"sales-data-visit-cycle": {"name": "Visit Cycle", "rule": [1, 3, 3, 3, 3, 3], "rule-view": 1}, "sales-data-representative": {"name": "Sales Rep.", "rule": [1, 3, 3, 3, 3, 3], "rule-view": 1}}, "name": "Data", "rule-view": 1}, "sales-report": {"data": {"sales-report-alert": {"name": "Alert", "rule": [1, 3, 3, 3, 3, 3], "rule-view": 1}, "sales-report-invoice": {"name": "Invoice", "rule": [1, 3, 3, 3, 3, 3], "rule-view": 1}, "sales-report-payment": {"name": "Payment", "rule": [1, 3, 3, 3, 3, 3], "rule-view": 1}, "sales-report-permission": {"name": "Alert", "rule": [1, 3, 3, 3, 3, 3], "rule-view": 1}, "sales-report-visit-plan": {"name": "Visit Plan", "rule": [1, 3, 3, 3, 3, 3], "rule-view": 1}, "sales-report-order-sales": {"name": "Request Order", "rule": [1, 3, 3, 3, 3, 3], "rule-view": 1}, "sales-report-performance": {"name": "Performance", "rule": [1, 3, 3, 3, 3, 3], "rule-view": 1}, "sales-report-sales-order": {"name": "Sales Order", "rule": [1, 3, 3, 3, 3, 3], "rule-view": 1}, "sales-report-customer-visit": {"name": "Customer Visit", "rule": [1, 3, 3, 3, 3, 3], "rule-view": 1}, "sales-report-visit-eye-history": {"name": "Customer Visit", "rule": [1, 3, 3, 3, 3, 3], "rule-view": 1}}, "name": "Report", "rule-view": 1}, "sales-dashboard": {"name": "Dashboard", "rule-view": 1}, "sales-activities": {"data": {"sales-activities-alert": {"name": "Alert", "rule": [1, 3, 3, 3, 3, 3], "rule-view": 1}, "sales-activities-invoice": {"name": "Invoice", "rule": [1, 3, 3, 3, 3, 3], "rule-view": 1}, "sales-activities-payment": {"name": "Payment", "rule": [1, 3, 3, 3, 3, 3], "rule-view": 1}, "sales-activities-permission": {"name": "Permission", "rule": [1, 0, 0, 0, 3, 3], "rule-view": 1}, "sales-activities-visit-plan": {"name": "Visit Plan", "rule": [1, 3, 3, 3, 3, 3], "rule-view": 1}, "sales-activities-sales-order": {"name": "Sales Order", "rule": [1, 3, 3, 3, 3, 3], "rule-view": 1}, "sales-activities-request-order": {"name": "Request Order", "rule": [1, 3, 3, 3, 3, 3], "rule-view": 1}}, "name": "Activities", "rule-view": 1}}, "name": "Sales", "rule-view": 1}, "assets": {"data": {"assets-data": {"data": {"assets-data-assets": {"name": "Assets", "rule": [1, 3, 3, 3, 3, 3], "rule-view": 1}, "assets-data-assets-type": {"name": "Assets Type", "rule": [1, 3, 3, 3, 3, 3], "rule-view": 1}}, "name": "Data", "rule-view": 1}}, "name": "Assets", "rule-view": 1}, "livemap": {"name": "Live Map", "rule-view": 1}, "setting": {"data": {"setting-data": {"data": {"setting-data-branches": {"name": "Branches", "rule": [1, 3, 3, 3, 3, 3], "rule-view": 1}, "setting-data-division": {"name": "Divisions", "rule": [1, 3, 3, 3, 3, 3], "rule-view": 1}, "setting-data-customers": {"name": "Customers", "rule": [1, 3, 3, 3, 3, 3], "rule-view": 1}, "setting-data-company-info": {"name": "Company Information", "rule": [1, 3, 3, 3, 3, 3], "rule-view": 1}}, "name": "Data", "rule-view": 1}, "setting-user": {"data": {"setting-user-user": {"name": "User", "rule": [1, 3, 3, 3, 3, 3], "rule-view": 1}, "setting-user-admin": {"name": "Administrators Profile", "rule": [1, 3, 3, 3, 3, 3], "rule-view": 1}, "setting-user-group": {"name": "User Groups", "rule": [1, 3, 3, 3, 3, 3], "rule-view": 1}}, "name": "User", "rule-view": 1}, "setting-notif": {"data": {"setting-notif-asset": {"name": "Asset", "rule": [1, 3, 3, 3, 3, 3], "rule-view": 1}, "setting-notif-sales": {"name": "Sales", "rule": [1, 3, 3, 3, 3, 3], "rule-view": 1}, "setting-notif-routing": {"name": "Routing", "rule": [1, 3, 3, 3, 3, 3], "rule-view": 1}, "setting-notif-logistic": {"name": "Logistic", "rule": [1, 3, 3, 3, 3, 3], "rule-view": 1}}, "name": "Notification", "rule-view": 1}, "setting-config": {"data": {"setting-config-area": {"name": "Area", "rule": [1, 3, 3, 3, 3, 3], "rule-view": 1}, "setting-config-general": {"name": "General", "rule": [1, 3, 3, 3, 3, 3], "rule-view": 1}}, "name": "Configurations", "rule-view": 1}}, "name": "Setting", "rule-view": 1}, "logistic": {"data": {"logistic-data": {"data": {"logistic-data-crew": {"name": "Crew", "rule": [1, 3, 3, 3, 3, 3], "rule-view": 1}, "logistic-data-delivery-cycle": {"name": "Delivery Cycle", "rule": [1, 3, 3, 3, 3, 3], "rule-view": 1}}, "name": "Data", "rule-view": 1}, "logistic-report": {"data": {"logistic-report-alert": {"name": "Alert", "rule": [1, 3, 3, 3, 3, 3], "rule-view": 1}, "logistic-report-permission": {"name": "Permission", "rule": [1, 3, 3, 3, 3, 3], "rule-view": 1}, "logistic-report-performance": {"name": "Performance", "rule": [1, 3, 3, 3, 3, 3], "rule-view": 1}, "logistic-report-packing-slip": {"name": "Packing Slip", "rule": [1, 3, 3, 3, 3, 3], "rule-view": 1}, "logistic-report-delivery-plan": {"name": "Delivery Plan", "rule": [1, 3, 3, 3, 3, 3], "rule-<text:soft-page-break/>view": 1}, "logistic-report-customer-delivery": {"name": "Customer Delivery", "rule": [1, 3, 3, 3, 3, 3], "rule-view": 1}}, "name": "Report", "rule-view": 1}, "logistic-dashboard": {"name": "Dashboard", "rule-view": 1}, "logistic-activities": {"data": {"logistic-activities-alert": {"name": "Alert", "rule": [1, 3, 3, 3, 3, 3], "rule-view": 1}, "logistic-activities-permission": {"name": "Permission", "rule": [1, 3, 3, 3, 3, 3], "rule-view": 1}, "logistic-activities-packing-slip": {"name": "Packing Slip", "rule": [1, 3, 3, 3, 3, 3], "rule-view": 1}, "logistic-activities-delivery-route": {"name": "Delivery Route", "rule": [1, 3, 3, 3, 3, 3], "rule-view": 1}}, "name": "Activities", "rule-view": 1}}, "name": "Logistic", "rule-view": 1}, "collector": {"data": {"collector-data": {"data": {"sales-data-visit-cycle": {"name": "Visit Cycle", "rule": [1, 3, 3, 3, 3, 3], "rule-view": 1}, "collector-data-representative": {"name": "Collector Rep.", "rule": [1, 3, 3, 3, 3, 3], "rule-view": 1}}, "name": "Data", "rule-view": 1}, "collector-report": {"data": {"collector-report-alert": {"name": "Alert", "rule": [1, 3, 3, 3, 3, 3], "rule-view": 1}, "collector-report-invoice": {"name": "Invoice", "rule": [1, 3, 3, 3, 3, 3], "rule-view": 1}, "collector-report-payment": {"name": "Payment", "rule": [1, 3, 3, 3, 3, 3], "rule-view": 1}, "collector-report-permission": {"name": "Alert", "rule": [1, 3, 3, 3, 3, 3], "rule-view": 1}, "collector-report-visit-plan": {"name": "Visit Plan", "rule": [1, 3, 3, 3, 3, 3], "rule-view": 1}, "collector-report-order-sales": {"name": "Request Order", "rule": [1, 3, 3, 3, 3, 3], "rule-view": 1}, "collector-report-performance": {"name": "Performance", "rule": [1, 3, 3, 3, 3, 3], "rule-view": 1}, "collector-report-sales-order": {"name": "Sales Order", "rule": [1, 3, 3, 3, 3, 3], "rule-view": 1}, "collector-report-customer-visit": {"name": "Customer Visit", "rule": [1, 3, 3, 3, 3, 3], "rule-view": 1}, "collector-report-visit-eye-history": {"name": "Customer Visit", "rule": [1, 3, 3, 3, 3, 3], "rule-view": 1}}, "name": "Report", "rule-view": 1}, "collector-dashboard": {"name": "Dashboard", "rule-view": 1}, "collector-activities": {"data": {"collector-activities-alert": {"name": "Alert", "rule": [1, 3, 3, 3, 3, 3], "rule-view": 1}, "collector-activities-invoice": {"name": "Invoice", "rule": [1, 3, 3, 3, 3, 3], "rule-view": 1}, "collector-activities-payment": {"name": "Payment", "rule": [1, 3, 3, 3, 3, 3], "rule-view": 1}, "collector-activities-permission": {"name": "Permission", "rule": [1, 0, 0, 0, 3, 3], "rule-view": 1}, "collector-activities-visit-plan": {"name": "Collect Plan", "rule": [1, 3, 3, 3, 3, 3], "rule-view": 1}, "collector-activities-sales-order": {"name": "Sales Order", "rule": [1, 3, 3, 3, 3, 3], "rule-view": 1}, "collector-activities-request-order": {"name": "Request Order", "rule": [1, 3, 3, 3, 3, 3], "rule-view": 1}}, "name": "Activities", "rule-view": 1}}, "name": "Collector", "rule-view": 1}, "dashboard": {"name": "Dashboard", "rule-view": 1}}</text:p>
      <text:p text:style-name="P3"/>
      <text:p text:style-name="P1"/>
      <text:p text:style-name="P8">B. After</text:p>
      <text:p text:style-name="P1"/>
      <text:p text:style-name="P1">{"sales": {"data": {"sales-data": {"data": {"sales-data-visit-cycle": {"name": "Visit Cycle", "rule": [1, 3, 3, 3, 3, 3], "rule-view": 1}, "sales-data-representative": {"name": "Sales Rep.", "rule": [1, 3, 3, 3, 3, 3], "rule-view": 1}}, "name": "Data", "rule-view": 1}, "sales-report": {"data": {"sales-report-alert": {"name": "Alert", "rule": [1, 3, 3, 3, 3, 3], "rule-view": 1}, "sales-report-invoice": {"name": "Invoice", "rule": [1, 3, 3, 3, 3, 3], "rule-view": 1}, "sales-report-payment": {"name": "Payment", "rule": [1, 3, 3, 3, 3, 3], "rule-view": 1}, "sales-report-permission": {"name": "Alert", "rule": [1, 3, 3, 3, 3, 3], "rule-view": 1}, "sales-report-visit-plan": {"name": "Visit Plan", "rule": [1, 3, 3, 3, 3, 3], "rule-view": 1}, "sales-report-order-sales": {"name": "Request Order", "rule": [1, 3, 3, 3, 3, 3], "rule-view": 1}, "sales-report-performance": {"name": "Performance", "rule": [1, 3, 3, 3, 3, 3], "rule-view": 1}, "sales-report-sales-order": {"name": "Sales Order", "rule": [1, 3, 3, 3, 3, 3], "rule-view": 1}, "sales-report-customer-visit": {"name": "Customer Visit", "rule": [1, 3, 3, 3, 3, 3], "rule-view": 1}, "sales-report-visit-eye-history": {"name": "Customer Visit", "rule": [1, 3, 3, 3, 3, 3], "rule-view": 1}}, "name": "Report", "rule-view": 1}, "sales-dashboard": {"name": "Dashboard", "rule-view": 1}, "sales-activities": {"data": {"sales-activities-alert": {"name": "Alert", "rule": [1, 3, 3, 3, 3, 3], "rule-view": 1}, "sales-activities-invoice": {"name": "Invoice", "rule": [1, 3, 3, 3, 3, 3], "rule-view": 1}, "sales-activities-payment": {"name": "Payment", "rule": [1, 3, 3, 3, 3, 3], "rule-view": 1}, "sales-activities-permission": {"name": "Permission", "rule": [1, 0, 0, 0, 3, 3], "rule-<text:soft-page-break/>view": 1}, "sales-activities-visit-plan": {"name": "Visit Plan", "rule": [1, 3, 3, 3, 3, 3], "rule-view": 1}, "sales-activities-sales-order": {"name": "Sales Order", "rule": [1, 3, 3, 3, 3, 3], "rule-view": 1}, "sales-activities-request-order": {"name": "Request Order", "rule": [1, 3, 3, 3, 3, 3], "rule-view": 1}}, "name": "Activities", "rule-view": 1}}, "name": "Sales", "rule-view": 1}, "assets": {"data": {"assets-data": {"data": {"assets-data-assets": {"name": "Assets", "rule": [1, 3, 3, 3, 3, 3], "rule-view": 1}, "assets-data-assets-type": {"name": "Assets Type", "rule": [1, 3, 3, 3, 3, 3], "rule-view": 1}}, "name": "Data", "rule-view": 1}}, "name": "Assets", "rule-view": 1}, "livemap": {"name": "Live Map", "rule-view": 1}, "setting": {"data": {"setting-data": {"data": {"setting-data-branches": {"name": "Branches", "rule": [1, 3, 3, 3, 3, 3], "rule-view": 1}, "setting-data-division": {"name": "Divisions", "rule": [1, 3, 3, 3, 3, 3], "rule-view": 1}, "setting-data-customers": {"name": "Customers", "rule": [1, 3, 3, 3, 3, 3], "rule-view": 1}, "setting-data-company-info": {"name": "Company Information", "rule": [1, 3, 3, 3, 3, 3], "rule-view": 1}}, "name": "Data", "rule-view": 1}, "setting-user": {"data": {"setting-user-user": {"name": "User", "rule": [1, 3, 3, 3, 3, 3], "rule-view": 1}, "setting-user-admin": {"name": "Administrators Profile", "rule": [1, 3, 3, 3, 3, 3], "rule-view": 1}, "setting-user-group": {"name": "User Groups", "rule": [1, 3, 3, 3, 3, 3], "rule-view": 1}}, "name": "User", "rule-view": 1}, "setting-notif": {"data": {"setting-notif-asset": {"name": "Asset", "rule": [1, 3, 3, 3, 3, 3], "rule-view": 1}, "setting-notif-sales": {"name": "Sales", "rule": [1, 3, 3, 3, 3, 3], "rule-view": 1}, "setting-notif-routing": {"name": "Routing", "rule": [1, 3, 3, 3, 3, 3], "rule-view": 1}, "setting-notif-logistic": {"name": "Logistic", "rule": [1, 3, 3, 3, 3, 3], "rule-view": 1}}, "name": "Notification", "rule-view": 1}, "setting-config": {"data": {"setting-config-area": {"name": "Area", "rule": [1, 3, 3, 3, 3, 3], "rule-view": 1}, "setting-config-general": {"name": "General", "rule": [1, 3, 3, 3, 3, 3], "rule-view": 1}}, "name": "Configurations", "rule-view": 1}}, "name": "Setting", "rule-view": 1}, "absences": {"data": {"absences-data": {"data": {"absences-data-daily": {"name": "Daily Absence", "rule": [1, 3, 3, 3, 3, 3], "rule-view": 1}}, "name": "Data", "rule-view": 1}}, "name": "Absences", "rule-view": 1}, "logistic": {"data": {"logistic-data": {"data": {"logistic-data-crew": {"name": "Crew", "rule": [1, 3, 3, 3, 3, 3], "rule-view": 1}, "logistic-data-delivery-cycle": {"name": "Delivery Cycle", "rule": [1, 3, 3, 3, 3, 3], "rule-view": 1}}, "name": "Data", "rule-view": 1}, "logistic-report": {"data": {"logistic-report-alert": {"name": "Alert", "rule": [1, 3, 3, 3, 3, 3], "rule-view": 1}, "logistic-report-permission": {"name": "Permission", "rule": [1, 3, 3, 3, 3, 3], "rule-view": 1}, "logistic-report-performance": {"name": "Performance", "rule": [1, 3, 3, 3, 3, 3], "rule-view": 1}, "logistic-report-packing-slip": {"name": "Packing Slip", "rule": [1, 3, 3, 3, 3, 3], "rule-view": 1}, "logistic-report-delivery-plan": {"name": "Delivery Plan", "rule": [1, 3, 3, 3, 3, 3], "rule-view": 1}, "logistic-report-customer-delivery": {"name": "Customer Delivery", "rule": [1, 3, 3, 3, 3, 3], "rule-view": 1}}, "name": "Report", "rule-view": 1}, "logistic-dashboard": {"name": "Dashboard", "rule-view": 1}, "logistic-activities": {"data": {"logistic-activities-alert": {"name": "Alert", "rule": [1, 3, 3, 3, 3, 3], "rule-view": 1}, "logistic-activities-permission": {"name": "Permission", "rule": [1, 3, 3, 3, 3, 3], "rule-view": 1}, "logistic-activities-packing-slip": {"name": "Packing Slip", "rule": [1, 3, 3, 3, 3, 3], "rule-view": 1}, "logistic-activities-delivery-route": {"name": "Delivery Route", "rule": [1, 3, 3, 3, 3, 3], "rule-view": 1}}, "name": "Activities", "rule-view": 1}}, "name": "Logistic", "rule-view": 1}, "collector": {"data": {"collector-data": {"data": {"sales-data-visit-cycle": {"name": "Visit Cycle", "rule": [1, 3, 3, 3, 3, 3], "rule-view": 1}, "collector-data-representative": {"name": "Collector Rep.", "rule": [1, 3, 3, 3, 3, 3], "rule-view": 1}}, "name": "Data", "rule-view": 1}, "collector-report": {"data": {"collector-report-alert": {"name": "Alert", "rule": [1, 3, 3, 3, 3, 3], "rule-view": 1}, "collector-report-invoice": {"name": "Invoice", "rule": [1, 3, 3, 3, 3, 3], "rule-view": 1}, "collector-report-payment": {"name": "Payment", "rule": [1, 3, 3, 3, 3, 3], "rule-view": 1}, "collector-report-permission": {"name": "Alert", "rule": [1, 3, 3, 3, 3, 3], "rule-view": 1}, "collector-report-visit-plan": {"name": "Visit Plan", "rule": [1, 3, 3, 3, 3, 3], "rule-view": 1}, "collector-report-order-sales": {"name": "Request Order", "rule": [1, 3, 3, 3, 3, 3], "rule-view": 1}, "collector-report-performance": {"name": "Performance", "rule": [1, 3, 3, 3, 3, 3], "rule-view": 1}, "collector-report-sales-order": {"name": "Sales Order", "rule": [1, 3, 3, 3, 3, 3], "rule-view": 1}, "collector-report-customer-visit": {"name": "Customer Visit", "rule": [1, 3, 3, 3, 3, 3], "rule-view": 1}, "collector-report-visit-eye-history": <text:soft-page-break/>{"name": "Customer Visit", "rule": [1, 3, 3, 3, 3, 3], "rule-view": 1}}, "name": "Report", "rule-view": 1}, "collector-dashboard": {"name": "Dashboard", "rule-view": 1}, "collector-activities": {"data": {"collector-activities-alert": {"name": "Alert", "rule": [1, 3, 3, 3, 3, 3], "rule-view": 1}, "collector-activities-invoice": {"name": "Invoice", "rule": [1, 3, 3, 3, 3, 3], "rule-view": 1}, "collector-activities-payment": {"name": "Payment", "rule": [1, 3, 3, 3, 3, 3], "rule-view": 1}, "collector-activities-permission": {"name": "Permission", "rule": [1, 0, 0, 0, 3, 3], "rule-view": 1}, "collector-activities-visit-plan": {"name": "Collect Plan", "rule": [1, 3, 3, 3, 3, 3], "rule-view": 1}, "collector-activities-sales-order": {"name": "Sales Order", "rule": [1, 3, 3, 3, 3, 3], "rule-view": 1}, "collector-activities-request-order": {"name": "Request Order", "rule": [1, 3, 3, 3, 3, 3], "rule-view": 1}}, "name": "Activities", "rule-view": 1}}, "name": "Collector", "rule-view": 1}, "dashboard": {"name": "Dashboard", "rule-view": 1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2:51:31.156041857</meta:creation-date>
    <dc:date>2021-04-26T08:26:58.438201116</dc:date>
    <meta:editing-duration>PT21M2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8" meta:paragraph-count="12" meta:word-count="2714" meta:character-count="30476" meta:non-whitespace-character-count="27774"/>
  </office:meta>
</office:document-meta>
</file>